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6.5543in"/>
    </style:style>
    <style:style style:name="co35" style:family="table-column">
      <style:table-column-properties fo:break-before="auto" style:column-width="6.5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6" style:family="table-column">
      <style:table-column-properties fo:break-before="auto" style:column-width="2.8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1:36:17.522920241</dc:date>
    <meta:editing-duration>P4DT5H18M38S</meta:editing-duration>
    <meta:editing-cycles>679</meta:editing-cycles>
    <meta:document-statistic meta:table-count="10" meta:cell-count="1763" meta:object-count="0"/>
  </office:meta>
</office:document-meta>
</file>